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1ba5c" officeooo:paragraph-rsid="0011ba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 ne contient pas beaucoup d’information mais en fonction de mon format, j’ai besoin de plusieurs milliers d’octets pour être stocké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21" meta:character-count="134" meta:non-whitespace-character-count="114"/>
  </office:meta>
</office:document-meta>
</file>